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text-properties fo:font-weight="bold" officeooo:rsid="0008628b" officeooo:paragraph-rsid="0008628b" style:font-weight-asian="bold" style:font-weight-complex="bold"/>
    </style:style>
    <style:style style:name="P2" style:family="paragraph" style:parent-style-name="Heading_20_3">
      <style:paragraph-properties fo:margin-left="0cm" fo:margin-right="0cm" fo:text-indent="0cm" style:auto-text-indent="false" fo:padding="0.049cm" fo:border="0.06pt solid #d9d9e3"/>
    </style:style>
    <style:style style:name="P3" style:family="paragraph" style:parent-style-name="Heading_20_3">
      <style:text-properties fo:font-weight="bold" officeooo:rsid="0008628b" officeooo:paragraph-rsid="0008628b" style:font-weight-asian="bold" style:font-weight-complex="bold"/>
    </style:style>
    <style:style style:name="P4" style:family="paragraph" style:parent-style-name="Standard">
      <style:text-properties fo:font-weight="bold" officeooo:rsid="0008628b" officeooo:paragraph-rsid="0008628b" style:font-weight-asian="bold" style:font-weight-complex="bold"/>
    </style:style>
    <style:style style:name="P5" style:family="paragraph" style:parent-style-name="Standard">
      <style:text-properties fo:font-weight="normal" officeooo:rsid="0008628b" officeooo:paragraph-rsid="0008628b" style:font-weight-asian="normal" style:font-weight-complex="normal"/>
    </style:style>
    <style:style style:name="P6" style:family="paragraph" style:parent-style-name="Standard" style:list-style-name="L4">
      <style:text-properties fo:font-weight="normal" officeooo:rsid="0008628b" officeooo:paragraph-rsid="0008628b" style:font-weight-asian="normal" style:font-weight-complex="normal"/>
    </style:style>
    <style:style style:name="P7" style:family="paragraph" style:parent-style-name="Standard">
      <style:text-properties fo:color="#c9211e" loext:opacity="100%" fo:font-weight="bold" officeooo:rsid="0008628b" officeooo:paragraph-rsid="0008628b" style:font-weight-asian="bold" style:font-weight-complex="bold"/>
    </style:style>
    <style:style style:name="P8" style:family="paragraph" style:parent-style-name="Standard">
      <style:text-properties fo:color="#3faf46" loext:opacity="100%" fo:font-weight="bold" officeooo:rsid="0008628b" officeooo:paragraph-rsid="0008628b" style:font-weight-asian="bold" style:font-weight-complex="bold"/>
    </style:style>
    <style:style style:name="P9" style:family="paragraph" style:parent-style-name="Text_20_body">
      <style:paragraph-properties fo:margin-left="0cm" fo:margin-right="0cm" fo:text-indent="0cm" style:auto-text-indent="false" fo:padding="0.049cm" fo:border="0.06pt solid #d9d9e3"/>
    </style:style>
    <style:style style:name="P10" style:family="paragraph" style:parent-style-name="Text_20_body" style:list-style-name="L12">
      <style:paragraph-properties fo:margin-left="0cm" fo:margin-right="0cm" fo:margin-top="0cm" fo:margin-bottom="0cm" style:contextual-spacing="false" fo:text-indent="0cm" style:auto-text-indent="false" fo:padding="0.049cm" fo:border="0.06pt solid #d9d9e3"/>
    </style:style>
    <style:style style:name="P11" style:family="paragraph" style:parent-style-name="Text_20_body" style:list-style-name="L12">
      <style:paragraph-properties fo:margin-left="0cm" fo:margin-right="0cm" fo:text-indent="0cm" style:auto-text-indent="false" fo:padding="0.049cm" fo:border="0.06pt solid #d9d9e3"/>
    </style:style>
    <style:style style:name="P12" style:family="paragraph" style:parent-style-name="Text_20_body" style:list-style-name="L13">
      <style:paragraph-properties fo:margin-left="0cm" fo:margin-right="0cm" fo:margin-top="0cm" fo:margin-bottom="0cm" style:contextual-spacing="false" fo:text-indent="0cm" style:auto-text-indent="false" fo:padding="0.049cm" fo:border="0.06pt solid #d9d9e3"/>
    </style:style>
    <style:style style:name="P13" style:family="paragraph" style:parent-style-name="Text_20_body" style:list-style-name="L13">
      <style:paragraph-properties fo:margin-left="0cm" fo:margin-right="0cm" fo:text-indent="0cm" style:auto-text-indent="false" fo:padding="0.049cm" fo:border="0.06pt solid #d9d9e3"/>
    </style:style>
    <style:style style:name="P14" style:family="paragraph" style:parent-style-name="Text_20_body" style:list-style-name="L14">
      <style:paragraph-properties fo:margin-left="0cm" fo:margin-right="0cm" fo:margin-top="0cm" fo:margin-bottom="0cm" style:contextual-spacing="false" fo:text-indent="0cm" style:auto-text-indent="false" fo:padding="0.049cm" fo:border="0.06pt solid #d9d9e3"/>
    </style:style>
    <style:style style:name="P15" style:family="paragraph" style:parent-style-name="Text_20_body" style:list-style-name="L14">
      <style:paragraph-properties fo:margin-left="0cm" fo:margin-right="0cm" fo:text-indent="0cm" style:auto-text-indent="false" fo:padding="0.049cm" fo:border="0.06pt solid #d9d9e3"/>
    </style:style>
    <style:style style:name="P16" style:family="paragraph" style:parent-style-name="Text_20_body" style:list-style-name="L15">
      <style:paragraph-properties fo:margin-left="0cm" fo:margin-right="0cm" fo:margin-top="0cm" fo:margin-bottom="0cm" style:contextual-spacing="false" fo:text-indent="0cm" style:auto-text-indent="false" fo:padding="0.049cm" fo:border="0.06pt solid #d9d9e3"/>
    </style:style>
    <style:style style:name="P17" style:family="paragraph" style:parent-style-name="Text_20_body" style:list-style-name="L15">
      <style:paragraph-properties fo:margin-left="0cm" fo:margin-right="0cm" fo:text-indent="0cm" style:auto-text-indent="false" fo:padding="0.049cm" fo:border="0.06pt solid #d9d9e3"/>
    </style:style>
    <style:style style:name="P18" style:family="paragraph" style:parent-style-name="Text_20_body" style:list-style-name="L16">
      <style:paragraph-properties fo:margin-left="0cm" fo:margin-right="0cm" fo:margin-top="0cm" fo:margin-bottom="0cm" style:contextual-spacing="false" fo:text-indent="0cm" style:auto-text-indent="false" fo:padding="0.049cm" fo:border="0.06pt solid #d9d9e3"/>
    </style:style>
    <style:style style:name="P19" style:family="paragraph" style:parent-style-name="Text_20_body" style:list-style-name="L16">
      <style:paragraph-properties fo:margin-left="0cm" fo:margin-right="0cm" fo:text-indent="0cm" style:auto-text-indent="false" fo:padding="0.049cm" fo:border="0.06pt solid #d9d9e3"/>
    </style:style>
    <style:style style:name="P20" style:family="paragraph" style:parent-style-name="Text_20_body" style:list-style-name="L17">
      <style:paragraph-properties fo:margin-left="0cm" fo:margin-right="0cm" fo:text-indent="0cm" style:auto-text-indent="false" fo:padding="0.049cm" fo:border="0.06pt solid #d9d9e3"/>
    </style:style>
    <style:style style:name="P21" style:family="paragraph" style:parent-style-name="Text_20_body" style:list-style-name="L18">
      <style:paragraph-properties fo:margin-left="0cm" fo:margin-right="0cm" fo:text-indent="0cm" style:auto-text-indent="false" fo:padding="0.049cm" fo:border="0.06pt solid #d9d9e3"/>
    </style:style>
    <style:style style:name="P22" style:family="paragraph" style:parent-style-name="Text_20_body" style:list-style-name="L19">
      <style:paragraph-properties fo:margin-left="0cm" fo:margin-right="0cm" fo:margin-top="0cm" fo:margin-bottom="0cm" style:contextual-spacing="false" fo:text-indent="0cm" style:auto-text-indent="false" fo:padding="0.049cm" fo:border="0.06pt solid #d9d9e3"/>
    </style:style>
    <style:style style:name="P23" style:family="paragraph" style:parent-style-name="Text_20_body" style:list-style-name="L19">
      <style:paragraph-properties fo:margin-left="0cm" fo:margin-right="0cm" fo:text-indent="0cm" style:auto-text-indent="false" fo:padding="0.049cm" fo:border="0.06pt solid #d9d9e3"/>
    </style:style>
    <style:style style:name="T1" style:family="text">
      <style:text-properties loext:padding="0.049cm" loext:border="0.06pt solid #d9d9e3"/>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Website:</text:p>
      <text:p text:style-name="P4"/>
      <text:p text:style-name="P5">Skeleton/Content</text:p>
      <text:p text:style-name="P5"/>
      <text:p text:style-name="P4">Clear Value Proposition:</text:p>
      <text:p text:style-name="P5"/>
      <text:p text:style-name="P5">Clearly articulate what your company does and the value it provides to clients.</text:p>
      <text:p text:style-name="P5">Use concise and compelling language to grab the visitor's attention.</text:p>
      <text:p text:style-name="P5">Navigation Menu:</text:p>
      <text:p text:style-name="P5"/>
      <text:p text:style-name="P5">Include a user-friendly navigation menu that highlights key sections of your website (e.g., Services, Industries, About Us, Contact).</text:p>
      <text:p text:style-name="P5"/>
      <text:p text:style-name="P4">Services Overview:</text:p>
      <text:p text:style-name="P5"/>
      <text:p text:style-name="P5">Provide a brief overview of the services your company offers. Highlight key solutions and integration capabilities.</text:p>
      <text:p text:style-name="P5"/>
      <text:p text:style-name="P4">Featured Projects or Case Studies:</text:p>
      <text:p text:style-name="P5"/>
      <text:p text:style-name="P5">Showcase successful projects or case studies to demonstrate your expertise and the results you've </text:p>
      <text:p text:style-name="P5">achieved for clients.</text:p>
      <text:p text:style-name="P4"/>
      <text:p text:style-name="P4">Industries Served:</text:p>
      <text:p text:style-name="P5"/>
      <text:p text:style-name="P5">Clearly mention the industries you specialize in or have experience working with. This helps visitors quickly identify if your services align with their needs.</text:p>
      <text:p text:style-name="P4"/>
      <text:p text:style-name="P4">Client Testimonials:</text:p>
      <text:p text:style-name="P5"/>
      <text:p text:style-name="P5">Include testimonials from satisfied clients to build credibility and trust.</text:p>
      <text:p text:style-name="P4"/>
      <text:p text:style-name="P4">Call-to-Action (CTA) Buttons:</text:p>
      <text:p text:style-name="P5"/>
      <text:p text:style-name="P5">Use clear and compelling CTAs to guide visitors to take specific actions, such as requesting a quote, contacting you, or exploring your services in more detail.</text:p>
      <text:p text:style-name="P4"/>
      <text:p text:style-name="P4">Contact Information:</text:p>
      <text:p text:style-name="P5"/>
      <text:p text:style-name="P5">Display your contact information prominently, including a phone number, email address, and physical location if applicable.</text:p>
      <text:p text:style-name="P4"/>
      <text:p text:style-name="P4">About Us Section:</text:p>
      <text:p text:style-name="P5"/>
      <text:p text:style-name="P5">Provide a brief overview of your company's history, mission, and values. This helps build a connection with potential clients.</text:p>
      <text:p text:style-name="P5"/>
      <text:p text:style-name="P8">Design and Integrations:</text:p>
      <text:p text:style-name="P5"/>
      <text:p text:style-name="P4">Responsive Design:</text:p>
      <text:p text:style-name="P5"/>
      <text:p text:style-name="P5">Ensure your website is optimized for various devices, including desktops, tablets, and smartphones.</text:p>
      <text:p text:style-name="P4"><text:soft-page-break/>Visual Elements:</text:p>
      <text:p text:style-name="P5"/>
      <text:p text:style-name="P5">Use high-quality images, graphics, and possibly videos to make your landing page visually appealing. Visual content can help convey complex information more easily.</text:p>
      <text:p text:style-name="P5"/>
      <text:p text:style-name="P4">Blog or News Section:</text:p>
      <text:p text:style-name="P4"/>
      <text:p text:style-name="P5">If applicable, include a blog or news section to share updates, industry insights, and relevant information. This can also contribute to improving your website's search engine optimization (SEO).</text:p>
      <text:p text:style-name="P5"/>
      <text:p text:style-name="P4">Social Media Integration:</text:p>
      <text:p text:style-name="P5"/>
      <text:p text:style-name="P5">Include links to your company's social media profiles to encourage visitors to connect with you on other platforms.</text:p>
      <text:p text:style-name="P5"/>
      <text:p text:style-name="P4">Security and Certifications:</text:p>
      <text:p text:style-name="P5"/>
      <text:p text:style-name="P5">If your company has certifications or adheres to specific security standards, highlight this information to instill confidence in potential clients.</text:p>
      <text:p text:style-name="P5"/>
      <text:p text:style-name="P4">Quick Contact Form:</text:p>
      <text:p text:style-name="P5"/>
      <text:p text:style-name="P5">Consider including a simple contact form on the landing page for visitors to submit inquiries quickly.</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text:style-name="L4">
        <text:list-item>
          <text:p text:style-name="P6"><text:soft-page-break/>"Seamless Integration, Unmatched Solutions: Your Systems, Our Expertise."</text:p>
          <text:p text:style-name="P6"/>
        </text:list-item>
        <text:list-item>
          <text:p text:style-name="P6">"Elevate Your Operations: Precision Integration for a Connected Future."</text:p>
          <text:p text:style-name="P6"/>
        </text:list-item>
        <text:list-item>
          <text:p text:style-name="P6">"Innovative Solutions, Integrated Success: Transforming Systems, Empowering Businesses."</text:p>
          <text:p text:style-name="P6"/>
        </text:list-item>
        <text:list-item>
          <text:p text:style-name="P6">"Connecting Possibilities: Where Vision Meets Integration Excellence."</text:p>
          <text:p text:style-name="P6"/>
        </text:list-item>
        <text:list-item>
          <text:p text:style-name="P6">"Synergizing Technologies, Amplifying Efficiency: Your Integration Partner of Choice."</text:p>
          <text:p text:style-name="P6"/>
        </text:list-item>
        <text:list-item>
          <text:p text:style-name="P6">"Beyond Integration: Pioneering Solutions for a Digital Frontier."</text:p>
          <text:p text:style-name="P6"/>
        </text:list-item>
        <text:list-item>
          <text:p text:style-name="P6">"Transforming Complexity into Simplicity: Integrating Systems, Unleashing Potential."</text:p>
          <text:p text:style-name="P6"/>
        </text:list-item>
        <text:list-item>
          <text:p text:style-name="P6">"Future-Ready Integration: Unleashing the Power of Seamless Connectivity."</text:p>
          <text:p text:style-name="P6"/>
        </text:list-item>
        <text:list-item>
          <text:p text:style-name="P6">"Precision Integration, Amplified Performance: Your Systems, Perfected."</text:p>
          <text:p text:style-name="P6"/>
        </text:list-item>
        <text:list-item>
          <text:p text:style-name="P6">"Empowering Progress: Tailored Solutions through Expert System Integration."</text:p>
        </text:list-item>
      </text:list>
      <text:p text:style-name="P5"/>
      <text:p text:style-name="P4">Pages:</text:p>
      <text:p text:style-name="P4"/>
      <text:p text:style-name="P4">Services Pages:</text:p>
      <text:p text:style-name="P5"/>
      <text:p text:style-name="P5">Data Center Design:</text:p>
      <text:p text:style-name="P5"/>
      <text:p text:style-name="P5">Detailed information on data center design services.</text:p>
      <text:p text:style-name="P5">Visuals, diagrams, and case studies if applicable.</text:p>
      <text:p text:style-name="P5">CTA for a consultation or more information.</text:p>
      <text:p text:style-name="P5"/>
      <text:p text:style-name="P5">CCTV Surveillance:</text:p>
      <text:p text:style-name="P5"/>
      <text:p text:style-name="P5">Overview of CCTV surveillance services.</text:p>
      <text:p text:style-name="P5">Features, benefits, and technology used.</text:p>
      <text:p text:style-name="P5">CTA for inquiries or a demo.</text:p>
      <text:p text:style-name="P5"/>
      <text:p text:style-name="P5">IoT Services:</text:p>
      <text:p text:style-name="P5"/>
      <text:p text:style-name="P5">Explanation of IoT services and solutions.</text:p>
      <text:p text:style-name="P5">Examples of applications and benefits.</text:p>
      <text:p text:style-name="P5">CTA for exploring IoT possibilities.</text:p>
      <text:p text:style-name="P5"/>
      <text:p text:style-name="P5">Access Control:</text:p>
      <text:p text:style-name="P5"/>
      <text:p text:style-name="P5">Information on access control systems.</text:p>
      <text:p text:style-name="P5">Security features, integration capabilities.</text:p>
      <text:p text:style-name="P5">CTA for customized access solutions.</text:p>
      <text:p text:style-name="P5"/>
      <text:p text:style-name="P5">GPS and GIS Solutions:</text:p>
      <text:p text:style-name="P5"/>
      <text:p text:style-name="P5">Overview of GPS and GIS services.</text:p>
      <text:p text:style-name="P5"><text:soft-page-break/>Use cases, mapping capabilities.</text:p>
      <text:p text:style-name="P5">CTA for GPS/GIS consultations.</text:p>
      <text:p text:style-name="P5"/>
      <text:p text:style-name="P5">Contact Page:</text:p>
      <text:p text:style-name="P5">Contact form for inquiries or quotes.</text:p>
      <text:p text:style-name="P5">Phone number, email address, and physical address.</text:p>
      <text:p text:style-name="P5">Map or directions to your office.</text:p>
      <text:p text:style-name="P5"/>
      <text:p text:style-name="P5">Additional Considerations:</text:p>
      <text:p text:style-name="P5">High-quality images, graphics, and icons related to each service.</text:p>
      <text:p text:style-name="P5">Consistent branding throughout the website.</text:p>
      <text:p text:style-name="P5">Mobile responsiveness for various devices.</text:p>
      <text:p text:style-name="P5">User-friendly navigation and clear CTAs.</text:p>
      <text:p text:style-name="P5">SEO optimization with relevant keywords.</text:p>
      <text:p text:style-name="P5">Blog section for sharing industry insights and updates.</text:p>
      <text:p text:style-name="P5"/>
      <text:h text:style-name="P3" text:outline-level="3">Data Center Design Services</text:h>
      <text:p text:style-name="P9"><text:span text:style-name="Strong_20_Emphasis"><text:span text:style-name="T1">1. Overview:</text:span></text:span></text:p>
      <text:list text:style-name="L12">
        <text:list-item>
          <text:p text:style-name="P10">Introduce the importance of a well-designed data center in today's digital landscape.</text:p>
        </text:list-item>
        <text:list-item>
          <text:p text:style-name="P11">Highlight the critical role of data centers in ensuring the reliability, security, and performance of IT infrastructure.</text:p>
        </text:list-item>
      </text:list>
      <text:p text:style-name="P9"><text:span text:style-name="Strong_20_Emphasis"><text:span text:style-name="T1">2. Our Approach:</text:span></text:span></text:p>
      <text:list text:style-name="L13">
        <text:list-item>
          <text:p text:style-name="P12">Outline your company's approach to data center design, emphasizing a customized and client-centric methodology.</text:p>
        </text:list-item>
        <text:list-item>
          <text:p text:style-name="P13">Highlight considerations such as scalability, efficiency, and future-proofing.</text:p>
        </text:list-item>
      </text:list>
      <text:p text:style-name="P9"><text:span text:style-name="Strong_20_Emphasis"><text:span text:style-name="T1">3. Key Services:</text:span></text:span></text:p>
      <text:p text:style-name="P9"><text:span text:style-name="Strong_20_Emphasis"><text:span text:style-name="T1">a. Planning and Assessment:</text:span></text:span> - Conducting comprehensive assessments of clients' current IT infrastructure. - Collaborating with stakeholders to understand business goals and requirements. - Developing a tailored data center strategy aligned with organizational objectives.</text:p>
      <text:p text:style-name="P9"><text:span text:style-name="Strong_20_Emphasis"><text:span text:style-name="T1">b. Design and Architecture:</text:span></text:span> - Creating detailed architectural plans for the data center layout. - Considering factors such as space utilization, power distribution, cooling systems, and security. - Incorporating best practices for energy efficiency and environmental sustainability.</text:p>
      <text:p text:style-name="P9"><text:span text:style-name="Strong_20_Emphasis"><text:span text:style-name="T1">c. Technology Integration:</text:span></text:span> - Selecting and integrating cutting-edge technologies for servers, networking, and storage. - Ensuring compatibility with emerging technologies and industry standards. - Implementing redundancy and failover mechanisms to enhance reliability.</text:p>
      <text:p text:style-name="P9"><text:span text:style-name="Strong_20_Emphasis"><text:span text:style-name="T1">d. Security Implementation:</text:span></text:span> - Incorporating robust security measures, including access controls, surveillance, and monitoring. - Implementing firewalls, intrusion detection systems, and other cybersecurity measures. - Ensuring compliance with industry regulations and data protection standards.</text:p>
      <text:p text:style-name="P9"><text:soft-page-break/><text:span text:style-name="Strong_20_Emphasis"><text:span text:style-name="T1">e. Project Management:</text:span></text:span> - Providing end-to-end project management services. - Coordinating with vendors, contractors, and internal teams. - Ensuring timely delivery and cost-effective execution.</text:p>
      <text:p text:style-name="P9"><text:span text:style-name="Strong_20_Emphasis"><text:span text:style-name="T1">4. Benefits of Our Data Center Design:</text:span></text:span></text:p>
      <text:list text:style-name="L14">
        <text:list-item>
          <text:p text:style-name="P14">Increased operational efficiency and reduced downtime.</text:p>
        </text:list-item>
        <text:list-item>
          <text:p text:style-name="P14">Enhanced scalability to accommodate future growth.</text:p>
        </text:list-item>
        <text:list-item>
          <text:p text:style-name="P14">Improved security measures to safeguard sensitive data.</text:p>
        </text:list-item>
        <text:list-item>
          <text:p text:style-name="P15">Optimized energy usage for sustainability and cost savings.</text:p>
        </text:list-item>
      </text:list>
      <text:p text:style-name="P9"><text:span text:style-name="Strong_20_Emphasis"><text:span text:style-name="T1">5. Case Studies:</text:span></text:span></text:p>
      <text:list text:style-name="L15">
        <text:list-item>
          <text:p text:style-name="P16">Showcase successful data center design projects.</text:p>
        </text:list-item>
        <text:list-item>
          <text:p text:style-name="P16">Highlight specific challenges faced and how your solutions addressed them.</text:p>
        </text:list-item>
        <text:list-item>
          <text:p text:style-name="P17">Include before-and-after statistics demonstrating improvements.</text:p>
        </text:list-item>
      </text:list>
      <text:p text:style-name="P9"><text:span text:style-name="Strong_20_Emphasis"><text:span text:style-name="T1">6. Consultation and Contact:</text:span></text:span></text:p>
      <text:list text:style-name="L16">
        <text:list-item>
          <text:p text:style-name="P18">Encourage visitors to schedule a consultation to discuss their specific data center design needs.</text:p>
        </text:list-item>
        <text:list-item>
          <text:p text:style-name="P19">Provide clear contact information for inquiries.</text:p>
        </text:list-item>
      </text:list>
      <text:p text:style-name="P9"><text:span text:style-name="Strong_20_Emphasis"><text:span text:style-name="T1">7. Industry Recognition:</text:span></text:span></text:p>
      <text:list text:style-name="L17">
        <text:list-item>
          <text:p text:style-name="P20">Mention any certifications, awards, or industry recognition your company has received for data center design excellence.</text:p>
        </text:list-item>
      </text:list>
      <text:p text:style-name="P5"/>
      <text:h text:style-name="P1" text:outline-level="2">Data Center Design Services</text:h>
      <text:h text:style-name="P2" text:outline-level="3">1. <text:span text:style-name="Strong_20_Emphasis"><text:span text:style-name="T1">Overview:</text:span></text:span></text:h>
      <text:p text:style-name="P9">In an era driven by digital transformation, a well-designed data center is the backbone of a resilient and efficient IT infrastructure. Our Data Center Design services are meticulously crafted to meet the demands of today's dynamic business landscape. We specialize in creating scalable, secure, and technologically advanced data center solutions tailored to your unique needs.</text:p>
      <text:h text:style-name="P2" text:outline-level="3">2. <text:span text:style-name="Strong_20_Emphasis"><text:span text:style-name="T1">Our Approach:</text:span></text:span></text:h>
      <text:p text:style-name="P9">At [Your Company Name], we adopt a collaborative and client-centric approach to data center design. Our methodology involves:</text:p>
      <text:list text:style-name="L18">
        <text:list-item>
          <text:p text:style-name="P21"><text:span text:style-name="Strong_20_Emphasis"><text:span text:style-name="T1">Comprehensive Assessments:</text:span></text:span> We conduct in-depth assessments of your current IT infrastructure, working closely with stakeholders to understand your business objectives.</text:p>
        </text:list-item>
        <text:list-item>
          <text:p text:style-name="P21"><text:span text:style-name="Strong_20_Emphasis"><text:span text:style-name="T1">Tailored Strategies:</text:span></text:span> Based on the assessment, we develop customized data center strategies that align with your organization's goals, ensuring scalability and future-proofing.</text:p>
        </text:list-item>
      </text:list>
      <text:h text:style-name="P2" text:outline-level="3"><text:soft-page-break/>3. <text:span text:style-name="Strong_20_Emphasis"><text:span text:style-name="T1">Key Services:</text:span></text:span></text:h>
      <text:p text:style-name="P9"><text:span text:style-name="Strong_20_Emphasis"><text:span text:style-name="T1">a. Planning and Assessment:</text:span></text:span> - Comprehensive evaluation of existing infrastructure. - Stakeholder collaboration for understanding business requirements. - Development of a bespoke data center strategy.</text:p>
      <text:p text:style-name="P9"><text:span text:style-name="Strong_20_Emphasis"><text:span text:style-name="T1">b. Design and Architecture:</text:span></text:span> - Detailed architectural plans considering space utilization, power distribution, and cooling systems. - Integration of best practices for energy efficiency and sustainability.</text:p>
      <text:p text:style-name="P9"><text:span text:style-name="Strong_20_Emphasis"><text:span text:style-name="T1">c. Technology Integration:</text:span></text:span> - Selection and integration of cutting-edge technologies for servers, networking, and storage. - Implementation of redundancy and failover mechanisms for enhanced reliability.</text:p>
      <text:p text:style-name="P9"><text:span text:style-name="Strong_20_Emphasis"><text:span text:style-name="T1">d. Security Implementation:</text:span></text:span> - Robust security measures, including access controls, surveillance, and cybersecurity. - Compliance with industry regulations and data protection standards.</text:p>
      <text:p text:style-name="P9"><text:span text:style-name="Strong_20_Emphasis"><text:span text:style-name="T1">e. Project Management:</text:span></text:span> - End-to-end project management services. - Coordination with vendors, contractors, and internal teams. - Timely delivery and cost-effective execution.</text:p>
      <text:h text:style-name="P2" text:outline-level="3">4. <text:span text:style-name="Strong_20_Emphasis"><text:span text:style-name="T1">Benefits of Our Data Center Design:</text:span></text:span></text:h>
      <text:list text:style-name="L19">
        <text:list-item>
          <text:p text:style-name="P22"><text:span text:style-name="Strong_20_Emphasis"><text:span text:style-name="T1">Operational Efficiency:</text:span></text:span> Increased efficiency and reduced downtime.</text:p>
        </text:list-item>
        <text:list-item>
          <text:p text:style-name="P22"><text:span text:style-name="Strong_20_Emphasis"><text:span text:style-name="T1">Scalability:</text:span></text:span> Solutions designed to accommodate future growth seamlessly.</text:p>
        </text:list-item>
        <text:list-item>
          <text:p text:style-name="P22"><text:span text:style-name="Strong_20_Emphasis"><text:span text:style-name="T1">Security:</text:span></text:span> Robust measures to safeguard sensitive data and ensure compliance.</text:p>
        </text:list-item>
        <text:list-item>
          <text:p text:style-name="P23"><text:span text:style-name="Strong_20_Emphasis"><text:span text:style-name="T1">Energy Optimization:</text:span></text:span> Sustainable practices for cost savings and environmental responsibility.</text:p>
        </text:list-item>
      </text:list>
      <text:h text:style-name="P2" text:outline-level="3">5. <text:span text:style-name="Strong_20_Emphasis"><text:span text:style-name="T1">Case Studies:</text:span></text:span></text:h>
      <text:p text:style-name="P9">Explore our success stories where we've transformed challenges into opportunities. Our case studies provide insights into specific projects, challenges faced, and the measurable improvements achieved through our solutions.</text:p>
      <text:h text:style-name="P2" text:outline-level="3">6. <text:span text:style-name="Strong_20_Emphasis"><text:span text:style-name="T1">Consultation and Contact:</text:span></text:span></text:h>
      <text:p text:style-name="P9">Ready to discuss your data center needs? Schedule a consultation with our experts today. For inquiries or more information, contact us at [Your Contact Information].</text:p>
      <text:h text:style-name="P2" text:outline-level="3">7. <text:span text:style-name="Strong_20_Emphasis"><text:span text:style-name="T1">Industry Recognition:</text:span></text:span></text:h>
      <text:p text:style-name="P9">[Your Company Name] is proud to hold industry certifications and recognition for excellence in data center design. Our commitment to quality and innovation sets us apart in the field.</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1T00:05:01.200000000</meta:creation-date>
    <dc:date>2023-12-11T00:53:09.179000000</dc:date>
    <meta:editing-duration>PT48M9S</meta:editing-duration>
    <meta:editing-cycles>1</meta:editing-cycles>
    <meta:document-statistic meta:table-count="0" meta:image-count="0" meta:object-count="0" meta:page-count="6" meta:paragraph-count="138" meta:word-count="1315" meta:character-count="9695" meta:non-whitespace-character-count="8547"/>
    <meta:generator>LibreOffice/7.6.2.1$Windows_X86_64 LibreOffice_project/56f7684011345957bbf33a7ee678afaf4d2ba333</meta:generator>
  </office:meta>
</office:document-meta>
</file>